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25mm"/>
    </style:style>
    <style:style style:name="co2" style:family="table-column">
      <style:table-column-properties fo:break-before="auto" style:column-width="28.42mm"/>
    </style:style>
    <style:style style:name="co3" style:family="table-column">
      <style:table-column-properties fo:break-before="auto" style:column-width="181.15mm"/>
    </style:style>
    <style:style style:name="co4" style:family="table-column">
      <style:table-column-properties fo:break-before="auto" style:column-width="50.06mm"/>
    </style:style>
    <style:style style:name="co5" style:family="table-column">
      <style:table-column-properties fo:break-before="auto" style:column-width="1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00cc33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style-complex="italic" fo:color="#000000" style:font-style-asian="italic" style:font-weight-complex="normal" style:font-weight-asian="normal" style:font-size-complex="11pt" style:font-size-asian="11pt" style:text-position="0% 100%" fo:text-shadow="none" style:text-outline="false" fo:font-style="italic" style:text-line-through-type="none" style:text-underline-style="solid" style:text-underline-width="auto" style:text-underline-color="font-color" fo:font-weight="normal" fo:font-size="11pt" style:font-name="Calibri"/>
    </style:style>
    <style:style style:name="T2" style:family="text">
      <style:text-properties fo:color="#000000" style:font-weight-complex="normal" style:font-weight-asian="normal" style:font-size-complex="11pt" style:font-size-asian="11pt" style:text-position="0% 100%" fo:text-shadow="none" style:text-outline="false" style:text-line-through-type="none" fo:font-weight="normal" fo:font-size="11pt" style:font-name="Calibri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PRIORIDADE</text:p>
          </table:table-cell>
          <table:table-cell table:style-name="ce3" office:value-type="string" calcext:value-type="string">
            <text:p>DESCRIÇÃO</text:p>
          </table:table-cell>
          <table:table-cell table:style-name="ce1" office:value-type="string" calcext:value-type="string">
            <text:p>ANOTAÇÃO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istema para controlar os gastos e lucro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istema gerenciador de estoqu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rograma de cálculo automático após inserção de valore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adastro de cliente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ódigo para os produto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ontrole de estoque</text:p>
          </table:table-cell>
          <table:table-cell table:style-name="ce2" office:value-type="string" calcext:value-type="string">
            <text:p>tratado no COD 1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Numerar a mesa?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ontrole de Pratos e de acordo com o cardápi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heck-up de entrega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Aluguel</text:span><text:span text:style-name="T2">  Água. Luz. Prod. Limpeza</text:span>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ontrole de prejuízos por anotaçõe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razos sugeridos por vezes de utilizaçã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ontrole de pedidos individual por clien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Controle de estoques separados por tipo de produto</text:p>
          </table:table-cell>
          <table:table-cell table:style-name="ce2" office:value-type="string" calcext:value-type="string">
            <text:p>tratado no COD 1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ontrole de acesso com comanda?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rograma para anotações de afazere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Escrita de compromissos em específico através de fal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onitoramento no caixa e no espaço comum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Lista de especificação de descartáveis, com quantidade minuindo através do número de comandas do dia</text:p>
          </table:table-cell>
          <table:table-cell table:style-name="ce2" office:value-type="string" calcext:value-type="string">
            <text:p>tratado no COD 1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lanilha de pagamentos separados por tipos: contas aluguel da padaria, contas das entrega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ID específico para cada tipo de produto</text:p>
          </table:table-cell>
          <table:table-cell table:style-name="ce2" office:value-type="string" calcext:value-type="string">
            <text:p>tratado no COD 5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istema para administrar a entrada e saída dos funcionário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ontrole de férias dos funcionário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ontrole de pagamentos dos funcionário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ontrole de pagamentos dos fornecedore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Sistema que informe a quantidade para ser recolocado no estoque</text:p>
          </table:table-cell>
          <table:table-cell table:style-name="ce2" office:value-type="string" calcext:value-type="string">
            <text:p>tratado no COD 1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istema para anotar os pedido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Sistema que alerte estoque mínimo</text:p>
          </table:table-cell>
          <table:table-cell table:style-name="ce2" office:value-type="string" calcext:value-type="string">
            <text:p>tratado no COD 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ores diferentes no local de fundo das tarefas de acordo com o limite de temp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escartadas</text:p>
          </table:table-cell>
          <table:table-cell table:style-name="ce2" office:value-type="string" calcext:value-type="string">
            <text:p>Banco de Dado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Descartadas</text:p>
          </table:table-cell>
          <table:table-cell table:style-name="ce2" office:value-type="string" calcext:value-type="string">
            <text:p>Aplicativo para Consult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Descartadas</text:p>
          </table:table-cell>
          <table:table-cell table:style-name="ce2" office:value-type="string" calcext:value-type="string">
            <text:p>Pesquisas por tags sobre palavras chaves do que se quer achar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Descartadas</text:p>
          </table:table-cell>
          <table:table-cell table:style-name="ce2" office:value-type="string" calcext:value-type="string">
            <text:p>Funcionários Registrado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Descartadas</text:p>
          </table:table-cell>
          <table:table-cell table:style-name="ce2" office:value-type="string" calcext:value-type="string">
            <text:p>Páginas separadas por categorização de entrega de temp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Descartadas</text:p>
          </table:table-cell>
          <table:table-cell table:style-name="ce2" office:value-type="string" calcext:value-type="string">
            <text:p>Metodologia de trabalho</text:p>
          </table:table-cell>
          <table:table-cell table:style-name="ce2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6:42:56.6310603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10-17T22:20:09</meta:print-date>
    <meta:creation-date>2018-10-23T10:53:54.942064892</meta:creation-date>
    <dc:date>2018-10-23T19:09:51.347454128</dc:date>
    <meta:generator>LibreOffice/6.0.6.2$Linux_X86_64 LibreOffice_project/00m0$Build-2</meta:generator>
    <meta:editing-duration>PT2H28M27S</meta:editing-duration>
    <meta:editing-cycles>2</meta:editing-cycles>
    <meta:document-statistic meta:table-count="1" meta:cell-count="1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